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7mm"/>
    </style:style>
    <style:style style:name="co2" style:family="table-column">
      <style:table-column-properties fo:break-before="auto" style:column-width="27.87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4.94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37.7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555555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ff19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b0b0b0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Courier New" fo:font-size="9pt" style:font-name-asian="Courier New1" style:font-size-asian="9pt" style:font-name-complex="Courier New1" style:font-size-complex="9pt"/>
    </style:style>
    <style:style style:name="ce36" style:family="table-cell" style:parent-style-name="Default" style:data-style-name="N131">
      <style:table-cell-properties style:text-align-source="fix" style:repeat-content="false"/>
      <style:paragraph-properties fo:text-align="center" fo:margin-left="0mm"/>
      <style:text-properties style:font-name="Courier New" fo:font-size="9pt" style:font-name-asian="Courier New1" style:font-size-asian="9pt" style:font-name-complex="Courier New1" style:font-size-complex="9pt"/>
    </style:style>
    <style:style style:name="ce37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style:font-name="Courier New" fo:font-size="9pt" style:font-name-asian="Courier New1" style:font-size-asian="9pt" style:font-name-complex="Courier New1" style:font-size-complex="9pt"/>
    </style:style>
    <style:style style:name="ce8" style:family="table-cell" style:parent-style-name="Default" style:data-style-name="N0">
      <style:text-properties style:font-name="Courier New" fo:font-size="9pt" style:font-name-asian="Courier New1" style:font-size-asian="9pt" style:font-name-complex="Courier New1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35"/>
        <table:table-column table:style-name="co6" table:number-columns-repeated="6" table:default-cell-style-name="ce9"/>
        <table:table-column table:style-name="co5" table:default-cell-style-name="ce35"/>
        <table:table-column table:style-name="co7" table:default-cell-style-name="ce8"/>
        <table:table-column table:style-name="co8" table:number-columns-repeated="1008" table:default-cell-style-name="ce1"/>
        <table:table-column table:style-name="co9" table:number-columns-repeated="15363" table:default-cell-style-name="ce1"/>
        <table:table-row table:style-name="ro1">
          <table:table-cell table:number-columns-repeated="4"/>
          <table:table-cell table:style-name="ce33" office:value-type="string" calcext:value-type="string" table:number-columns-spanned="4" table:number-rows-spanned="1">
            <text:p>RGB888</text:p>
          </table:table-cell>
          <table:covered-table-cell table:number-columns-repeated="3"/>
          <table:table-cell table:style-name="ce33" office:value-type="string" calcext:value-type="string" table:number-columns-spanned="4" table:number-rows-spanned="1">
            <text:p>RGB565</text:p>
          </table:table-cell>
          <table:covered-table-cell table:number-columns-repeated="2"/>
          <table:covered-table-cell table:style-name="ce34"/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/>
          <table:table-cell table:style-name="ce5" table:number-columns-repeated="2"/>
          <table:table-cell table:style-name="ce4"/>
          <table:table-cell table:style-name="ce34" office:value-type="string" calcext:value-type="string">
            <text:p>RGB</text:p>
          </table:table-cell>
          <table:table-cell table:style-name="ce34" office:value-type="string" calcext:value-type="string">
            <text:p>R8</text:p>
          </table:table-cell>
          <table:table-cell table:style-name="ce34" office:value-type="string" calcext:value-type="string">
            <text:p>G8</text:p>
          </table:table-cell>
          <table:table-cell table:style-name="ce34" office:value-type="string" calcext:value-type="string">
            <text:p>B8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G5</text:p>
          </table:table-cell>
          <table:table-cell table:style-name="ce34" office:value-type="string" calcext:value-type="string">
            <text:p>B6</text:p>
          </table:table-cell>
          <table:table-cell table:style-name="ce34"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black</text:p>
          </table:table-cell>
          <table:table-cell table:style-name="ce12"/>
          <table:table-cell office:value-type="string" calcext:value-type="string">
            <text:p>000000</text:p>
          </table:table-cell>
          <table:table-cell table:style-name="ce36" table:formula="of:=HEX2DEC(MID([.$E3];1;2))" office:value-type="float" office:value="0" calcext:value-type="float">
            <text:p>000</text:p>
          </table:table-cell>
          <table:table-cell table:style-name="ce36" table:formula="of:=HEX2DEC(MID([.$E3];3;2))" office:value-type="float" office:value="0" calcext:value-type="float">
            <text:p>000</text:p>
          </table:table-cell>
          <table:table-cell table:style-name="ce36" table:formula="of:=HEX2DEC(MID([.$E3];5;2))" office:value-type="float" office:value="0" calcext:value-type="float">
            <text:p>000</text:p>
          </table:table-cell>
          <table:table-cell table:style-name="ce37" table:formula="of:=BITRSHIFT([.F3];3)" office:value-type="float" office:value="0" calcext:value-type="float">
            <text:p>00</text:p>
          </table:table-cell>
          <table:table-cell table:style-name="ce37" table:formula="of:=BITRSHIFT([.G3];2)" office:value-type="float" office:value="0" calcext:value-type="float">
            <text:p>00</text:p>
          </table:table-cell>
          <table:table-cell table:style-name="ce37" table:formula="of:=BITRSHIFT([.H3];3)" office:value-type="float" office:value="0" calcext:value-type="float">
            <text:p>00</text:p>
          </table:table-cell>
          <table:table-cell table:formula="of:=DEC2HEX(BITLSHIFT([.I3];11)+BITLSHIFT([.J3];5)+[.K3];4)" office:value-type="string" office:string-value="0000" calcext:value-type="string">
            <text:p>0000</text:p>
          </table:table-cell>
          <table:table-cell table:formula="of:=&quot;#define CLR_&quot;&amp;LEFT(UPPER([.B3])&amp;REPT(&quot; &quot;;[.$M$1]);[.$M$1])&amp;&quot; 0x&quot;&amp;[.L3]&amp;&quot;   // &quot;&amp;DEC2HEX([.F3];2)&amp;&quot;, &quot;&amp;DEC2HEX([.G3];2)&amp;&quot;, &quot;&amp;DEC2HEX([.H3];2)&amp;&quot; = &quot;&amp;[.C3]" office:value-type="string" office:string-value="#define CLR_BACKGROUND       0x0000   // 00, 00, 00 = black" calcext:value-type="string">
            <text:p>#define CLR_BACKGROUND <text:s text:c="6"/>0x0000 <text:s text:c="2"/>// 00, 00, 00 = black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utton_face</text:p>
          </table:table-cell>
          <table:table-cell table:style-name="ce1" office:value-type="string" calcext:value-type="string">
            <text:p>dark grey</text:p>
          </table:table-cell>
          <table:table-cell table:style-name="ce20"/>
          <table:table-cell office:value-type="float" office:value="555555" calcext:value-type="float">
            <text:p>555555</text:p>
          </table:table-cell>
          <table:table-cell table:style-name="ce36" table:formula="of:=HEX2DEC(MID([.$E4];1;2))" office:value-type="float" office:value="85" calcext:value-type="float">
            <text:p>085</text:p>
          </table:table-cell>
          <table:table-cell table:style-name="ce36" table:formula="of:=HEX2DEC(MID([.$E4];3;2))" office:value-type="float" office:value="85" calcext:value-type="float">
            <text:p>085</text:p>
          </table:table-cell>
          <table:table-cell table:style-name="ce36" table:formula="of:=HEX2DEC(MID([.$E4];5;2))" office:value-type="float" office:value="85" calcext:value-type="float">
            <text:p>085</text:p>
          </table:table-cell>
          <table:table-cell table:style-name="ce37" table:formula="of:=BITRSHIFT([.F4];3)" office:value-type="float" office:value="10" calcext:value-type="float">
            <text:p>10</text:p>
          </table:table-cell>
          <table:table-cell table:style-name="ce37" table:formula="of:=BITRSHIFT([.G4];2)" office:value-type="float" office:value="21" calcext:value-type="float">
            <text:p>21</text:p>
          </table:table-cell>
          <table:table-cell table:style-name="ce37" table:formula="of:=BITRSHIFT([.H4];3)" office:value-type="float" office:value="10" calcext:value-type="float">
            <text:p>10</text:p>
          </table:table-cell>
          <table:table-cell table:formula="of:=DEC2HEX(BITLSHIFT([.I4];11)+BITLSHIFT([.J4];5)+[.K4];4)" office:value-type="string" office:string-value="52AA" calcext:value-type="string">
            <text:p>52AA</text:p>
          </table:table-cell>
          <table:table-cell table:formula="of:=&quot;#define CLR_&quot;&amp;LEFT(UPPER([.B4])&amp;REPT(&quot; &quot;;[.$M$1]);[.$M$1])&amp;&quot; 0x&quot;&amp;[.L4]&amp;&quot;   // &quot;&amp;DEC2HEX([.F4];2)&amp;&quot;, &quot;&amp;DEC2HEX([.G4];2)&amp;&quot;, &quot;&amp;DEC2HEX([.H4];2)&amp;&quot; = &quot;&amp;[.C4]" office:value-type="string" office:string-value="#define CLR_BUTTON_FACE      0x52AA   // 55, 55, 55 = dark grey" calcext:value-type="string">
            <text:p>#define CLR_BUTTON_FACE <text:s text:c="5"/>0x52AA <text:s text:c="2"/>// 55, 55, 55 = dark grey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tep</text:p>
          </table:table-cell>
          <table:table-cell office:value-type="string" calcext:value-type="string">
            <text:p>grey</text:p>
          </table:table-cell>
          <table:table-cell table:style-name="ce11"/>
          <table:table-cell office:value-type="string" calcext:value-type="string">
            <text:p>2b2b2b</text:p>
          </table:table-cell>
          <table:table-cell table:style-name="ce36" table:formula="of:=HEX2DEC(MID([.$E5];1;2))" office:value-type="float" office:value="43" calcext:value-type="float">
            <text:p>043</text:p>
          </table:table-cell>
          <table:table-cell table:style-name="ce36" table:formula="of:=HEX2DEC(MID([.$E5];3;2))" office:value-type="float" office:value="43" calcext:value-type="float">
            <text:p>043</text:p>
          </table:table-cell>
          <table:table-cell table:style-name="ce36" table:formula="of:=HEX2DEC(MID([.$E5];5;2))" office:value-type="float" office:value="43" calcext:value-type="float">
            <text:p>043</text:p>
          </table:table-cell>
          <table:table-cell table:style-name="ce37" table:formula="of:=BITRSHIFT([.F5];3)" office:value-type="float" office:value="5" calcext:value-type="float">
            <text:p>05</text:p>
          </table:table-cell>
          <table:table-cell table:style-name="ce37" table:formula="of:=BITRSHIFT([.G5];2)" office:value-type="float" office:value="10" calcext:value-type="float">
            <text:p>10</text:p>
          </table:table-cell>
          <table:table-cell table:style-name="ce37" table:formula="of:=BITRSHIFT([.H5];3)" office:value-type="float" office:value="5" calcext:value-type="float">
            <text:p>05</text:p>
          </table:table-cell>
          <table:table-cell table:formula="of:=DEC2HEX(BITLSHIFT([.I5];11)+BITLSHIFT([.J5];5)+[.K5];4)" office:value-type="string" office:string-value="2945" calcext:value-type="string">
            <text:p>2945</text:p>
          </table:table-cell>
          <table:table-cell table:formula="of:=&quot;#define CLR_&quot;&amp;LEFT(UPPER([.B5])&amp;REPT(&quot; &quot;;[.$M$1]);[.$M$1])&amp;&quot; 0x&quot;&amp;[.L5]&amp;&quot;   // &quot;&amp;DEC2HEX([.F5];2)&amp;&quot;, &quot;&amp;DEC2HEX([.G5];2)&amp;&quot;, &quot;&amp;DEC2HEX([.H5];2)&amp;&quot; = &quot;&amp;[.C5]" office:value-type="string" office:string-value="#define CLR_STEP             0x2945   // 2B, 2B, 2B = grey" calcext:value-type="string">
            <text:p>#define CLR_STEP <text:s text:c="12"/>0x2945 <text:s text:c="2"/>// 2B, 2B, 2B = grey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on_text</text:p>
          </table:table-cell>
          <table:table-cell office:value-type="string" calcext:value-type="string">
            <text:p>white</text:p>
          </table:table-cell>
          <table:table-cell table:style-name="ce10"/>
          <table:table-cell office:value-type="string" calcext:value-type="string">
            <text:p>FFFFFF</text:p>
          </table:table-cell>
          <table:table-cell table:style-name="ce36" table:formula="of:=HEX2DEC(MID([.$E6];1;2))" office:value-type="float" office:value="255" calcext:value-type="float">
            <text:p>255</text:p>
          </table:table-cell>
          <table:table-cell table:style-name="ce36" table:formula="of:=HEX2DEC(MID([.$E6];3;2))" office:value-type="float" office:value="255" calcext:value-type="float">
            <text:p>255</text:p>
          </table:table-cell>
          <table:table-cell table:style-name="ce36" table:formula="of:=HEX2DEC(MID([.$E6];5;2))" office:value-type="float" office:value="255" calcext:value-type="float">
            <text:p>255</text:p>
          </table:table-cell>
          <table:table-cell table:style-name="ce37" table:formula="of:=BITRSHIFT([.F6];3)" office:value-type="float" office:value="31" calcext:value-type="float">
            <text:p>31</text:p>
          </table:table-cell>
          <table:table-cell table:style-name="ce37" table:formula="of:=BITRSHIFT([.G6];2)" office:value-type="float" office:value="63" calcext:value-type="float">
            <text:p>63</text:p>
          </table:table-cell>
          <table:table-cell table:style-name="ce37" table:formula="of:=BITRSHIFT([.H6];3)" office:value-type="float" office:value="31" calcext:value-type="float">
            <text:p>31</text:p>
          </table:table-cell>
          <table:table-cell table:formula="of:=DEC2HEX(BITLSHIFT([.I6];11)+BITLSHIFT([.J6];5)+[.K6];4)" office:value-type="string" office:string-value="FFFF" calcext:value-type="string">
            <text:p>FFFF</text:p>
          </table:table-cell>
          <table:table-cell table:formula="of:=&quot;#define CLR_&quot;&amp;LEFT(UPPER([.B6])&amp;REPT(&quot; &quot;;[.$M$1]);[.$M$1])&amp;&quot; 0x&quot;&amp;[.L6]&amp;&quot;   // &quot;&amp;DEC2HEX([.F6];2)&amp;&quot;, &quot;&amp;DEC2HEX([.G6];2)&amp;&quot;, &quot;&amp;DEC2HEX([.H6];2)&amp;&quot; = &quot;&amp;[.C6]" office:value-type="string" office:string-value="#define CLR_BUTTON_TEXT      0xFFFF   // FF, FF, FF = white" calcext:value-type="string">
            <text:p>#define CLR_BUTTON_TEXT <text:s text:c="5"/>0xFFFF <text:s text:c="2"/>// FF, FF, FF = white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er_text</text:p>
          </table:table-cell>
          <table:table-cell office:value-type="string" calcext:value-type="string">
            <text:p>yellow</text:p>
          </table:table-cell>
          <table:table-cell table:style-name="ce22"/>
          <table:table-cell office:value-type="string" calcext:value-type="string">
            <text:p>FFFF19</text:p>
          </table:table-cell>
          <table:table-cell table:style-name="ce36" table:formula="of:=HEX2DEC(MID([.$E7];1;2))" office:value-type="float" office:value="255" calcext:value-type="float">
            <text:p>255</text:p>
          </table:table-cell>
          <table:table-cell table:style-name="ce36" table:formula="of:=HEX2DEC(MID([.$E7];3;2))" office:value-type="float" office:value="255" calcext:value-type="float">
            <text:p>255</text:p>
          </table:table-cell>
          <table:table-cell table:style-name="ce36" table:formula="of:=HEX2DEC(MID([.$E7];5;2))" office:value-type="float" office:value="25" calcext:value-type="float">
            <text:p>025</text:p>
          </table:table-cell>
          <table:table-cell table:style-name="ce37" table:formula="of:=BITRSHIFT([.F7];3)" office:value-type="float" office:value="31" calcext:value-type="float">
            <text:p>31</text:p>
          </table:table-cell>
          <table:table-cell table:style-name="ce37" table:formula="of:=BITRSHIFT([.G7];2)" office:value-type="float" office:value="63" calcext:value-type="float">
            <text:p>63</text:p>
          </table:table-cell>
          <table:table-cell table:style-name="ce37" table:formula="of:=BITRSHIFT([.H7];3)" office:value-type="float" office:value="3" calcext:value-type="float">
            <text:p>03</text:p>
          </table:table-cell>
          <table:table-cell table:formula="of:=DEC2HEX(BITLSHIFT([.I7];11)+BITLSHIFT([.J7];5)+[.K7];4)" office:value-type="string" office:string-value="FFE3" calcext:value-type="string">
            <text:p>FFE3</text:p>
          </table:table-cell>
          <table:table-cell table:formula="of:=&quot;#define CLR_&quot;&amp;LEFT(UPPER([.B7])&amp;REPT(&quot; &quot;;[.$M$1]);[.$M$1])&amp;&quot; 0x&quot;&amp;[.L7]&amp;&quot;   // &quot;&amp;DEC2HEX([.F7];2)&amp;&quot;, &quot;&amp;DEC2HEX([.G7];2)&amp;&quot;, &quot;&amp;DEC2HEX([.H7];2)&amp;&quot; = &quot;&amp;[.C7]" office:value-type="string" office:string-value="#define CLR_HEADER_TEXT      0xFFE3   // FF, FF, 19 = yellow" calcext:value-type="string">
            <text:p>#define CLR_HEADER_TEXT <text:s text:c="5"/>0xFFE3 <text:s text:c="2"/>// FF, FF, 19 = yellow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light_text</text:p>
          </table:table-cell>
          <table:table-cell table:style-name="ce1" office:value-type="string" calcext:value-type="string">
            <text:p>light grey</text:p>
          </table:table-cell>
          <table:table-cell table:style-name="ce15"/>
          <table:table-cell office:value-type="string" calcext:value-type="string">
            <text:p>B0B0B0</text:p>
          </table:table-cell>
          <table:table-cell table:style-name="ce36" table:formula="of:=HEX2DEC(MID([.$E8];1;2))" office:value-type="float" office:value="176" calcext:value-type="float">
            <text:p>176</text:p>
          </table:table-cell>
          <table:table-cell table:style-name="ce36" table:formula="of:=HEX2DEC(MID([.$E8];3;2))" office:value-type="float" office:value="176" calcext:value-type="float">
            <text:p>176</text:p>
          </table:table-cell>
          <table:table-cell table:style-name="ce36" table:formula="of:=HEX2DEC(MID([.$E8];5;2))" office:value-type="float" office:value="176" calcext:value-type="float">
            <text:p>176</text:p>
          </table:table-cell>
          <table:table-cell table:style-name="ce37" table:formula="of:=BITRSHIFT([.F8];3)" office:value-type="float" office:value="22" calcext:value-type="float">
            <text:p>22</text:p>
          </table:table-cell>
          <table:table-cell table:style-name="ce37" table:formula="of:=BITRSHIFT([.G8];2)" office:value-type="float" office:value="44" calcext:value-type="float">
            <text:p>44</text:p>
          </table:table-cell>
          <table:table-cell table:style-name="ce37" table:formula="of:=BITRSHIFT([.H8];3)" office:value-type="float" office:value="22" calcext:value-type="float">
            <text:p>22</text:p>
          </table:table-cell>
          <table:table-cell table:formula="of:=DEC2HEX(BITLSHIFT([.I8];11)+BITLSHIFT([.J8];5)+[.K8];4)" office:value-type="string" office:string-value="B596" calcext:value-type="string">
            <text:p>B596</text:p>
          </table:table-cell>
          <table:table-cell table:formula="of:=&quot;#define CLR_&quot;&amp;LEFT(UPPER([.B8])&amp;REPT(&quot; &quot;;[.$M$1]);[.$M$1])&amp;&quot; 0x&quot;&amp;[.L8]&amp;&quot;   // &quot;&amp;DEC2HEX([.F8];2)&amp;&quot;, &quot;&amp;DEC2HEX([.G8];2)&amp;&quot;, &quot;&amp;DEC2HEX([.H8];2)&amp;&quot; = &quot;&amp;[.C8]" office:value-type="string" office:string-value="#define CLR_LIGHT_TEXT       0xB596   // B0, B0, B0 = light grey" calcext:value-type="string">
            <text:p>#define CLR_LIGHT_TEXT <text:s text:c="6"/>0xB596 <text:s text:c="2"/>// B0, B0, B0 = light grey</text:p>
          </table:table-cell>
          <table:table-cell table:number-columns-repeated="16371"/>
        </table:table-row>
        <table:table-row table:style-name="ro1">
          <table:table-cell/>
          <table:table-cell table:style-name="ce1" table:number-columns-repeated="3"/>
          <table:table-cell/>
          <table:table-cell table:style-name="ce36" table:number-columns-repeated="3"/>
          <table:table-cell table:style-name="ce37" table:number-columns-repeated="3"/>
          <table:table-cell table:number-columns-repeated="16373"/>
        </table:table-row>
        <table:table-row table:style-name="ro1" table:number-rows-repeated="1048552">
          <table:table-cell table:number-columns-repeated="16384"/>
        </table:table-row>
        <table:table-row table:style-name="ro2" table:number-rows-repeated="1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:Sheet1.AMK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month number:textual="true"/>
      <number:text>-</number:text>
      <number:year/>
    </number:date-style>
    <number:number-style style:name="N130">
      <number:number number:decimal-places="0" number:min-decimal-places="0" number:min-integer-digits="2"/>
    </number:number-style>
    <number:number-style style:name="N131">
      <number:number number:decimal-places="0" number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0:27:54.8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>HenkJan van der Pol | Bond3D</meta:initial-creator>
    <meta:creation-date>2020-09-07T10:52:36Z</meta:creation-date>
    <dc:date>2023-09-19T21:15:18.659000000</dc:date>
    <meta:editing-cycles>14</meta:editing-cycles>
    <meta:editing-duration>P2DT20H11M55S</meta:editing-duration>
    <meta:document-statistic meta:table-count="1" meta:cell-count="83" meta:object-count="0"/>
  </office:meta>
</office:document-meta>
</file>